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Tahoma2" svg:font-family="Tahoma"/>
    <style:font-face style:name="Tahoma" svg:font-family="Tahoma" style:font-family-generic="swiss"/>
    <style:font-face style:name="Lucida Sans Unicode" style:font-pitch="variable" svg:font-family="'Lucida Sans Unicode'"/>
    <style:font-face style:name="Tahoma1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Lucida Sans Unicode" style:country-asian="none" style:letter-kerning="false" style:font-name-complex="Tahoma1" style:text-position="0% 100%" style:text-underline-style="none" style:text-emphasize="none" style:font-name="Tahoma" style:language-asian="zxx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BE" style:font-size-asian="12pt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Tahoma2" svg:font-family="Tahoma"/>
    <style:font-face style:name="Tahoma" svg:font-family="Tahoma" style:font-family-generic="swiss"/>
    <style:font-face style:name="Lucida Sans Unicode" style:font-pitch="variable" svg:font-family="'Lucida Sans Unicode'"/>
    <style:font-face style:name="Tahoma1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1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1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2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2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2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Gaetan Delannay</meta:initial-creator>
    <meta:creation-date>2006-10-19T09:20:48</meta:creation-date>
    <dc:date>2009-02-17T12:36:26.30</dc:date>
    <dc:language>fr-BE</dc:language>
    <meta:editing-cycles>5</meta:editing-cycles>
    <meta:editing-duration>PT5M43S</meta:editing-duration>
    <meta:document-statistic meta:table-count="0" meta:image-count="0" meta:object-count="0" meta:page-count="1" meta:paragraph-count="3" meta:word-count="5" meta:character-count="25"/>
    <meta:user-defined meta:name="Info 1"/>
    <meta:user-defined meta:name="Info 2"/>
    <meta:user-defined meta:name="Info 3"/>
    <meta:user-defined meta:name="Info 4"/>
  </office:meta>
</office:document-meta>
</file>